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a9684" officeooo:paragraph-rsid="002a9684"/>
    </style:style>
    <style:style style:name="T1" style:family="text">
      <style:text-properties officeooo:rsid="002b2c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Istnieje coś takiego jak agile developement strategy, framework do zarządzania ludźmi w celu rozwijania projektu.<text:line-break/><text:span text:style-name="T1">-Istnieje coś takiego jak wateflall model, podobnie jak agile, framework do rozwijania projektu.<text:line-break/>-Agile ponoć jest lepszy w ulepszaniu projektu niż waterfall, według badania cisco, zmiana z modelu waterfall na agile poprawiła jakość produktu o 40%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4T17:46:18.380920945</dc:date>
    <meta:editing-duration>PT4H28M6S</meta:editing-duration>
    <meta:editing-cycles>16</meta:editing-cycles>
    <meta:document-statistic meta:table-count="0" meta:image-count="0" meta:object-count="0" meta:page-count="1" meta:paragraph-count="1" meta:word-count="51" meta:character-count="362" meta:non-whitespace-character-count="312"/>
  </office:meta>
</office:document-meta>
</file>